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 comparison" table:style-name="ta1">
        <table:shapes>
          <draw:frame draw:z-index="0" draw:style-name="gr1" draw:text-style-name="P1" svg:width="15.987cm" svg:height="9.004cm" svg:x="9.661cm" svg:y="0.851cm">
            <draw:object draw:notify-on-update-of-ranges="'Project comparison'.A1:'Project comparison'.A1 'Project comparison'.A2:'Project comparison'.A7 'Project comparison'.B1:'Project comparison'.B1 'Project comparison'.B2:'Project comparison'.B7 'Project comparison'.C2:'Project comparison'.C7 'Project comparison'.C2:'Project comparison'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1 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sync</text:p>
          </table:table-cell>
          <table:table-cell office:value-type="float" office:value="192.7" calcext:value-type="float">
            <text:p>192.7</text:p>
          </table:table-cell>
          <table:table-cell office:value-type="float" office:value="10.1" calcext:value-type="float">
            <text:p>10.1</text:p>
          </table:table-cell>
          <table:table-cell table:number-columns-repeated="8"/>
          <table:table-cell>
            <draw:frame draw:z-index="1" draw:style-name="gr1" draw:text-style-name="P1" svg:width="15.987cm" svg:height="9.004cm" svg:x="0.829cm" svg:y="0.345cm">
              <draw:object draw:notify-on-update-of-ranges="'Project comparison'.A12:'Project comparison'.A12 'Project comparison'.A13:'Project comparison'.A18 'Project comparison'.B12:'Project comparison'.B12 'Project comparison'.B13:'Project comparison'.B18 'Project comparison'.C13:'Project comparison'.C18 'Project comparison'.C13:'Project comparison'.C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etaSrcGen sync</text:p>
          </table:table-cell>
          <table:table-cell office:value-type="float" office:value="160.7" calcext:value-type="float">
            <text:p>160.7</text:p>
          </table:table-cell>
          <table:table-cell office:value-type="float" office:value="8.4" calcext:value-type="float">
            <text:p>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sync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async</text:p>
          </table:table-cell>
          <table:table-cell office:value-type="float" office:value="203.9" calcext:value-type="float">
            <text:p>203.9</text:p>
          </table:table-cell>
          <table:table-cell office:value-type="float" office:value="13.4" calcext:value-type="float">
            <text:p>1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async</text:p>
          </table:table-cell>
          <table:table-cell office:value-type="float" office:value="178.6" calcext:value-type="float">
            <text:p>178.6</text:p>
          </table:table-cell>
          <table:table-cell office:value-type="float" office:value="10.4" calcext:value-type="float">
            <text:p>1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async</text:p>
          </table:table-cell>
          <table:table-cell office:value-type="float" office:value="16.9" calcext:value-type="float">
            <text:p>16.9</text:p>
          </table:table-cell>
          <table:table-cell office:value-type="float" office:value="1.9" calcext:value-type="float">
            <text:p>1.9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10 ru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sync</text:p>
          </table:table-cell>
          <table:table-cell office:value-type="float" office:value="247" calcext:value-type="float">
            <text:p>247</text:p>
          </table:table-cell>
          <table:table-cell office:value-type="float" office:value="15.8" calcext:value-type="float">
            <text:p>15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sync</text:p>
          </table:table-cell>
          <table:table-cell office:value-type="float" office:value="237.3" calcext:value-type="float">
            <text:p>237.3</text:p>
          </table:table-cell>
          <table:table-cell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sync</text:p>
          </table:table-cell>
          <table:table-cell office:value-type="float" office:value="53.7" calcext:value-type="float">
            <text:p>53.7</text:p>
          </table:table-cell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async</text:p>
          </table:table-cell>
          <table:table-cell office:value-type="float" office:value="326" calcext:value-type="float">
            <text:p>326</text:p>
          </table:table-cell>
          <table:table-cell office:value-type="float" office:value="12.8" calcext:value-type="float">
            <text:p>1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async</text:p>
          </table:table-cell>
          <table:table-cell office:value-type="float" office:value="306.3" calcext:value-type="float">
            <text:p>306.3</text:p>
          </table:table-cell>
          <table:table-cell office:value-type="float" office:value="12.8" calcext:value-type="float">
            <text:p>1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async</text:p>
          </table:table-cell>
          <table:table-cell office:value-type="float" office:value="75.5" calcext:value-type="float">
            <text:p>75.5</text:p>
          </table:table-cell>
          <table:table-cell office:value-type="float" office:value="4.6" calcext:value-type="float">
            <text:p>4.6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50 ru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iation</text:p>
          </table:table-cell>
          <table:table-cell>
            <draw:frame draw:z-index="2" draw:style-name="gr1" draw:text-style-name="P1" svg:width="15.987cm" svg:height="9.004cm" svg:x="1.738cm" svg:y="0.344cm">
              <draw:object draw:notify-on-update-of-ranges="'Project comparison'.A23:'Project comparison'.A23 'Project comparison'.A24:'Project comparison'.A29 'Project comparison'.B23:'Project comparison'.B23 'Project comparison'.B24:'Project comparison'.B29 'Project comparison'.C24:'Project comparison'.C29 'Project comparison'.C24:'Project comparison'.C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 sync</text:p>
          </table:table-cell>
          <table:table-cell office:value-type="float" office:value="474" calcext:value-type="float">
            <text:p>474</text:p>
          </table:table-cell>
          <table:table-cell office:value-type="float" office:value="17.1" calcext:value-type="float">
            <text:p>17.1</text:p>
          </table:table-cell>
          <table:table-cell table:number-columns-repeated="8"/>
          <table:table-cell>
            <draw:frame draw:z-index="3" draw:style-name="gr1" draw:text-style-name="P1" svg:width="15.987cm" svg:height="9.004cm" svg:x="0.303cm" svg:y="0.079cm">
              <draw:object draw:notify-on-update-of-ranges="'Project comparison'.A34:'Project comparison'.A34 'Project comparison'.A35:'Project comparison'.A40 'Project comparison'.B34:'Project comparison'.B34 'Project comparison'.B35:'Project comparison'.B40 'Project comparison'.C35:'Project comparison'.C40 'Project comparison'.C35:'Project comparison'.C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etaSrcGen sync</text:p>
          </table:table-cell>
          <table:table-cell office:value-type="float" office:value="424.9" calcext:value-type="float">
            <text:p>424.9</text:p>
          </table:table-cell>
          <table:table-cell office:value-type="float" office:value="26.4" calcext:value-type="float">
            <text:p>26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sync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async</text:p>
          </table:table-cell>
          <table:table-cell office:value-type="float" office:value="679.8" calcext:value-type="float">
            <text:p>679.8</text:p>
          </table:table-cell>
          <table:table-cell office:value-type="float" office:value="44.3" calcext:value-type="float">
            <text:p>44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async</text:p>
          </table:table-cell>
          <table:table-cell office:value-type="float" office:value="701.2" calcext:value-type="float">
            <text:p>701.2</text:p>
          </table:table-cell>
          <table:table-cell office:value-type="float" office:value="91.3" calcext:value-type="float">
            <text:p>9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async</text:p>
          </table:table-cell>
          <table:table-cell office:value-type="float" office:value="319.9" calcext:value-type="float">
            <text:p>319.9</text:p>
          </table:table-cell>
          <table:table-cell office:value-type="float" office:value="16.3" calcext:value-type="float">
            <text:p>16.3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100 ru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sync</text:p>
          </table:table-cell>
          <table:table-cell office:value-type="float" office:value="683.5" calcext:value-type="float">
            <text:p>683.5</text:p>
          </table:table-cell>
          <table:table-cell office:value-type="float" office:value="91.2" calcext:value-type="float">
            <text:p>9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sync</text:p>
          </table:table-cell>
          <table:table-cell office:value-type="float" office:value="647.9" calcext:value-type="float">
            <text:p>647.9</text:p>
          </table:table-cell>
          <table:table-cell office:value-type="float" office:value="58.3" calcext:value-type="float">
            <text:p>58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sync</text:p>
          </table:table-cell>
          <table:table-cell office:value-type="float" office:value="420.7" calcext:value-type="float">
            <text:p>420.7</text:p>
          </table:table-cell>
          <table:table-cell office:value-type="float" office:value="5.9" calcext:value-type="float">
            <text:p>5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 async</text:p>
          </table:table-cell>
          <table:table-cell office:value-type="float" office:value="1034" calcext:value-type="float">
            <text:p>103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aSrcGen async</text:p>
          </table:table-cell>
          <table:table-cell office:value-type="float" office:value="953.6" calcext:value-type="float">
            <text:p>953.6</text:p>
          </table:table-cell>
          <table:table-cell office:value-type="float" office:value="40.1" calcext:value-type="float">
            <text:p>4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iveAOT async</text:p>
          </table:table-cell>
          <table:table-cell office:value-type="float" office:value="654" calcext:value-type="float">
            <text:p>654</text:p>
          </table:table-cell>
          <table:table-cell office:value-type="float" office:value="43.4" calcext:value-type="float">
            <text:p>43.4</text:p>
          </table:table-cell>
          <table:table-cell table:number-columns-repeated="9"/>
        </table:table-row>
      </table:table>
      <table:table table:name="NativeAOT advantage" table:style-name="ta1">
        <table:shapes>
          <draw:frame draw:z-index="0" draw:style-name="gr1" draw:text-style-name="P1" svg:width="15.999cm" svg:height="8.999cm" svg:x="10.317cm" svg:y="0.844cm">
            <draw:object draw:notify-on-update-of-ranges="'NativeAOT advantage'.A1:'NativeAOT advantage'.A1 'NativeAOT advantage'.A2:'NativeAOT advantage'.A5 'NativeAOT advantage'.D1:'NativeAOT advantage'.D1 'NativeAOT advantage'.D2:'NativeAOT advantage'.D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ativeAOT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7" calcext:value-type="float">
            <text:p>192.7</text:p>
          </table:table-cell>
          <table:table-cell office:value-type="float" office:value="12.6" calcext:value-type="float">
            <text:p>12.6</text:p>
          </table:table-cell>
          <table:table-cell table:formula="of:=([.B2]/[.C2])" office:value-type="float" office:value="15.2936507936508" calcext:value-type="float">
            <text:p>15.2936507936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53.7" calcext:value-type="float">
            <text:p>53.7</text:p>
          </table:table-cell>
          <table:table-cell table:formula="of:=([.B3]/[.C3])" office:value-type="float" office:value="4.59962756052142" calcext:value-type="float">
            <text:p>4.599627560521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217" calcext:value-type="float">
            <text:p>217</text:p>
          </table:table-cell>
          <table:table-cell table:formula="of:=([.B4]/[.C4])" office:value-type="float" office:value="2.18433179723502" calcext:value-type="float">
            <text:p>2.184331797235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3.5" calcext:value-type="float">
            <text:p>683.5</text:p>
          </table:table-cell>
          <table:table-cell office:value-type="float" office:value="420.7" calcext:value-type="float">
            <text:p>420.7</text:p>
          </table:table-cell>
          <table:table-cell table:formula="of:=([.B5]/[.C5])" office:value-type="float" office:value="1.62467316377466" calcext:value-type="float">
            <text:p>1.62467316377466</text:p>
          </table:table-cell>
        </table:table-row>
      </table:table>
      <table:table table:name="Overhead &amp; Warmup" table:style-name="ta1">
        <table:shapes>
          <draw:frame draw:z-index="0" draw:style-name="gr1" draw:text-style-name="P1" svg:width="15.999cm" svg:height="8.999cm" svg:x="11.361cm" svg:y="0.711cm">
            <draw:object draw:notify-on-update-of-ranges="'Overhead &amp; Warmup'.B1:'Overhead &amp; Warmup'.B1 'Overhead &amp; Warmup'.B2:'Overhead &amp; Warmup'.B5 'Overhead &amp; Warmup'.D1:'Overhead &amp; Warmup'.D1 'Overhead &amp; Warmup'.D2:'Overhead &amp; Warmup'.D5 'Overhead &amp; Warmup'.E2:'Overhead &amp; Warmup'.E5 'Overhead &amp; Warmup'.E2:'Overhead &amp; Warmup'.E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er run</text:p>
          </table:table-cell>
          <table:table-cell table:number-columns-repeated="8"/>
          <table:table-cell>
            <draw:frame draw:z-index="1" draw:style-name="gr1" draw:text-style-name="P1" svg:width="15.999cm" svg:height="8.999cm" svg:x="1.213cm" svg:y="0.303cm">
              <draw:object draw:notify-on-update-of-ranges="'Overhead &amp; Warmup'.B10:'Overhead &amp; Warmup'.B13 'Overhead &amp; Warmup'.D1:'Overhead &amp; Warmup'.D1 'Overhead &amp; Warmup'.D10:'Overhead &amp; Warmup'.D13 'Overhead &amp; Warmup'.E2:'Overhead &amp; Warmup'.E5 'Overhead &amp; Warmup'.E2:'Overhead &amp; Warmup'.E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2.7" calcext:value-type="float">
            <text:p>192.7</text:p>
          </table:table-cell>
          <table:table-cell table:formula="of:=([.C2]/[.B2])" office:value-type="float" office:value="192.7" calcext:value-type="float">
            <text:p>192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table:formula="of:=([.C3]/[.B3])" office:value-type="float" office:value="24.7" calcext:value-type="float">
            <text:p>24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table:formula="of:=([.C4]/[.B4])" office:value-type="float" office:value="9.48" calcext:value-type="float">
            <text:p>9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83.5" calcext:value-type="float">
            <text:p>683.5</text:p>
          </table:table-cell>
          <table:table-cell table:formula="of:=([.C5]/[.B5])" office:value-type="float" office:value="6.835" calcext:value-type="float">
            <text:p>6.835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MetaSrcGe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0.7" calcext:value-type="float">
            <text:p>160.7</text:p>
          </table:table-cell>
          <table:table-cell table:formula="of:=([.C10]/[.B10])" office:value-type="float" office:value="160.7" calcext:value-type="float">
            <text:p>16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7.3" calcext:value-type="float">
            <text:p>237.3</text:p>
          </table:table-cell>
          <table:table-cell table:formula="of:=([.C11]/[.B11])" office:value-type="float" office:value="23.73" calcext:value-type="float">
            <text:p>23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4.9" calcext:value-type="float">
            <text:p>424.9</text:p>
          </table:table-cell>
          <table:table-cell table:formula="of:=([.C12]/[.B12])" office:value-type="float" office:value="8.498" calcext:value-type="float">
            <text:p>8.4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47.9" calcext:value-type="float">
            <text:p>647.9</text:p>
          </table:table-cell>
          <table:table-cell table:formula="of:=([.C13]/[.B13])" office:value-type="float" office:value="6.479" calcext:value-type="float">
            <text:p>6.479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ativeAOT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formula="of:=([.C18]/[.B18])" office:value-type="float" office:value="12.6" calcext:value-type="float">
            <text:p>12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table:formula="of:=([.C19]/[.B19])" office:value-type="float" office:value="5.37" calcext:value-type="float">
            <text:p>5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table:formula="of:=([.C20]/[.B20])" office:value-type="float" office:value="4.34" calcext:value-type="float">
            <text:p>4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20.7" calcext:value-type="float">
            <text:p>420.7</text:p>
          </table:table-cell>
          <table:table-cell table:formula="of:=([.C21]/[.B21])" office:value-type="float" office:value="4.207" calcext:value-type="float">
            <text:p>4.20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>
            <draw:frame draw:z-index="2" draw:style-name="gr1" draw:text-style-name="P1" svg:width="15.999cm" svg:height="8.999cm" svg:x="0.469cm" svg:y="0.143cm">
              <draw:object draw:notify-on-update-of-ranges="'Overhead &amp; Warmup'.B18:'Overhead &amp; Warmup'.B21 'Overhead &amp; Warmup'.D1:'Overhead &amp; Warmup'.D1 'Overhead &amp; Warmup'.D18:'Overhead &amp; Warmup'.D21 'Overhead &amp; Warmup'.E2:'Overhead &amp; Warmup'.E5 'Overhead &amp; Warmup'.E2:'Overhead &amp; Warmup'.E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number:min-decimal-places="2" number:min-integer-digits="1"/>
      <number:text>%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33:16.470959411</meta:creation-date>
    <dc:date>2022-11-20T21:20:13.267043965</dc:date>
    <meta:editing-duration>PT16M35S</meta:editing-duration>
    <meta:editing-cycles>2</meta:editing-cycles>
    <meta:generator>LibreOffice/7.4.2.3$Linux_X86_64 LibreOffice_project/40$Build-3</meta:generator>
    <meta:document-statistic meta:table-count="3" meta:cell-count="150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roject comparison'.C2:'Project comparison'.C7" chart:error-lower-range="'Project comparison'.C2:'Project comparison'.C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'Project comparison'.C2:'Project comparison'.C7" chart:error-lower-range="'Project comparison'.C2:'Project comparison'.C7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Project comparison'.C2:'Project comparison'.C7" chart:error-lower-range="'Project comparison'.C2:'Project comparison'.C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7.408cm" svg:y="0.316cm" chart:style-name="ch2">
          <text:p>1 run</text:p>
        </chart:title>
        <chart:legend chart:legend-position="end" svg:x="14.466cm" svg:y="4.203cm" style:legend-expansion="high" chart:style-name="ch3"/>
        <chart:plot-area chart:style-name="ch4" table:cell-range-address="'Project comparison'.A1:'Project comparison'.B7" chart:data-source-has-labels="both" svg:x="0.319cm" svg:y="1.275cm" svg:width="13.828cm" svg:height="7.55cm">
          <chart:coordinate-region svg:x="1.126cm" svg:y="1.474cm" svg:width="13.021cm" svg:height="4.725cm"/>
          <chart:axis chart:dimension="x" chart:name="primary-x" chart:style-name="ch5" chartooo:axis-type="auto">
            <chartooo:date-scale/>
            <chart:categories table:cell-range-address="'Project comparison'.A2:'Project comparison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ject comparison'.B2:'Project comparison'.B7" chart:label-cell-address="'Project comparison'.B1:'Project comparison'.B1" chart:class="chart:bar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Project comparison'.B1:'Project comparison'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andard sync</text:p>
                <draw:g>
                  <svg:desc>'Project comparison'.A2:'Project comparison'.A7</svg:desc>
                </draw:g>
              </table:table-cell>
              <table:table-cell office:value-type="float" office:value="192.7">
                <text:p>192.7</text:p>
                <draw:g>
                  <svg:desc>'Project comparison'.B2:'Project comparison'.B7</svg:desc>
                </draw:g>
              </table:table-cell>
              <table:table-cell office:value-type="float" office:value="10.1">
                <text:p>10.1</text:p>
                <draw:g>
                  <svg:desc>'Project comparison'.C2:'Project comparison'.C7</svg:desc>
                </draw:g>
              </table:table-cell>
              <table:table-cell office:value-type="float" office:value="10.1">
                <text:p>10.1</text:p>
                <draw:g>
                  <svg:desc>'Project comparison'.C2:'Project comparison'.C7</svg:desc>
                </draw:g>
              </table:table-cell>
            </table:table-row>
            <table:table-row>
              <table:table-cell office:value-type="string">
                <text:p>Standard async</text:p>
              </table:table-cell>
              <table:table-cell office:value-type="float" office:value="160.7">
                <text:p>160.7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MetaSrcGen sync</text:p>
              </table:table-cell>
              <table:table-cell office:value-type="float" office:value="12.6">
                <text:p>12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MetaSrcGen async</text:p>
              </table:table-cell>
              <table:table-cell office:value-type="float" office:value="203.9">
                <text:p>203.9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NativeAOT sync</text:p>
              </table:table-cell>
              <table:table-cell office:value-type="float" office:value="178.6">
                <text:p>178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NativeAOT async</text:p>
              </table:table-cell>
              <table:table-cell office:value-type="float" office:value="16.9">
                <text:p>16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roject comparison'.C13:'Project comparison'.C18" chart:error-lower-range="'Project comparison'.C13:'Project comparison'.C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'Project comparison'.C13:'Project comparison'.C18" chart:error-lower-range="'Project comparison'.C13:'Project comparison'.C18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Project comparison'.C13:'Project comparison'.C18" chart:error-lower-range="'Project comparison'.C13:'Project comparison'.C1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7.17cm" svg:y="0.316cm" chart:style-name="ch2">
          <text:p>10 runs</text:p>
        </chart:title>
        <chart:legend chart:legend-position="end" svg:x="14.466cm" svg:y="4.203cm" style:legend-expansion="high" chart:style-name="ch3"/>
        <chart:plot-area chart:style-name="ch4" table:cell-range-address="'Project comparison'.A12:'Project comparison'.B18" chart:data-source-has-labels="both" svg:x="0.319cm" svg:y="1.275cm" svg:width="13.828cm" svg:height="7.55cm">
          <chart:coordinate-region svg:x="1.126cm" svg:y="1.474cm" svg:width="13.021cm" svg:height="4.725cm"/>
          <chart:axis chart:dimension="x" chart:name="primary-x" chart:style-name="ch5" chartooo:axis-type="auto">
            <chartooo:date-scale/>
            <chart:categories table:cell-range-address="'Project comparison'.A13:'Project comparison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ject comparison'.B13:'Project comparison'.B18" chart:label-cell-address="'Project comparison'.B12:'Project comparison'.B12" chart:class="chart:bar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Project comparison'.B12:'Project comparison'.B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andard sync</text:p>
                <draw:g>
                  <svg:desc>'Project comparison'.A13:'Project comparison'.A18</svg:desc>
                </draw:g>
              </table:table-cell>
              <table:table-cell office:value-type="float" office:value="247">
                <text:p>247</text:p>
                <draw:g>
                  <svg:desc>'Project comparison'.B13:'Project comparison'.B18</svg:desc>
                </draw:g>
              </table:table-cell>
              <table:table-cell office:value-type="float" office:value="15.8">
                <text:p>15.8</text:p>
                <draw:g>
                  <svg:desc>'Project comparison'.C13:'Project comparison'.C18</svg:desc>
                </draw:g>
              </table:table-cell>
              <table:table-cell office:value-type="float" office:value="15.8">
                <text:p>15.8</text:p>
                <draw:g>
                  <svg:desc>'Project comparison'.C13:'Project comparison'.C18</svg:desc>
                </draw:g>
              </table:table-cell>
            </table:table-row>
            <table:table-row>
              <table:table-cell office:value-type="string">
                <text:p>MetaSrcGen sync</text:p>
              </table:table-cell>
              <table:table-cell office:value-type="float" office:value="237.3">
                <text:p>237.3</text:p>
              </table:table-cell>
              <table:table-cell office:value-type="float" office:value="32.8">
                <text:p>32.8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NativeAOT sync</text:p>
              </table:table-cell>
              <table:table-cell office:value-type="float" office:value="53.7">
                <text:p>53.7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Standard async</text:p>
              </table:table-cell>
              <table:table-cell office:value-type="float" office:value="326">
                <text:p>326</text:p>
              </table:table-cell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MetaSrcGen async</text:p>
              </table:table-cell>
              <table:table-cell office:value-type="float" office:value="306.3">
                <text:p>306.3</text:p>
              </table:table-cell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NativeAOT async</text:p>
              </table:table-cell>
              <table:table-cell office:value-type="float" office:value="75.5">
                <text:p>75.5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roject comparison'.C24:'Project comparison'.C29" chart:error-lower-range="'Project comparison'.C24:'Project comparison'.C29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'Project comparison'.C24:'Project comparison'.C29" chart:error-lower-range="'Project comparison'.C24:'Project comparison'.C29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Project comparison'.C24:'Project comparison'.C29" chart:error-lower-range="'Project comparison'.C24:'Project comparison'.C2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7.17cm" svg:y="0.316cm" chart:style-name="ch2">
          <text:p>50 runs</text:p>
        </chart:title>
        <chart:legend chart:legend-position="end" svg:x="14.466cm" svg:y="4.203cm" style:legend-expansion="high" chart:style-name="ch3"/>
        <chart:plot-area chart:style-name="ch4" table:cell-range-address="'Project comparison'.A23:'Project comparison'.B29" chart:data-source-has-labels="both" svg:x="0.319cm" svg:y="1.275cm" svg:width="13.828cm" svg:height="7.55cm">
          <chart:coordinate-region svg:x="1.126cm" svg:y="1.474cm" svg:width="13.021cm" svg:height="4.725cm"/>
          <chart:axis chart:dimension="x" chart:name="primary-x" chart:style-name="ch5" chartooo:axis-type="auto">
            <chartooo:date-scale/>
            <chart:categories table:cell-range-address="'Project comparison'.A24:'Project comparison'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ject comparison'.B24:'Project comparison'.B29" chart:label-cell-address="'Project comparison'.B23:'Project comparison'.B23" chart:class="chart:bar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Project comparison'.B23:'Project comparison'.B2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andard sync</text:p>
                <draw:g>
                  <svg:desc>'Project comparison'.A24:'Project comparison'.A29</svg:desc>
                </draw:g>
              </table:table-cell>
              <table:table-cell office:value-type="float" office:value="474">
                <text:p>474</text:p>
                <draw:g>
                  <svg:desc>'Project comparison'.B24:'Project comparison'.B29</svg:desc>
                </draw:g>
              </table:table-cell>
              <table:table-cell office:value-type="float" office:value="17.1">
                <text:p>17.1</text:p>
                <draw:g>
                  <svg:desc>'Project comparison'.C24:'Project comparison'.C29</svg:desc>
                </draw:g>
              </table:table-cell>
              <table:table-cell office:value-type="float" office:value="17.1">
                <text:p>17.1</text:p>
                <draw:g>
                  <svg:desc>'Project comparison'.C24:'Project comparison'.C29</svg:desc>
                </draw:g>
              </table:table-cell>
            </table:table-row>
            <table:table-row>
              <table:table-cell office:value-type="string">
                <text:p>MetaSrcGen sync</text:p>
              </table:table-cell>
              <table:table-cell office:value-type="float" office:value="424.9">
                <text:p>424.9</text:p>
              </table:table-cell>
              <table:table-cell office:value-type="float" office:value="26.4">
                <text:p>26.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NativeAOT sync</text:p>
              </table:table-cell>
              <table:table-cell office:value-type="float" office:value="217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andard async</text:p>
              </table:table-cell>
              <table:table-cell office:value-type="float" office:value="679.8">
                <text:p>679.8</text:p>
              </table:table-cell>
              <table:table-cell office:value-type="float" office:value="44.3">
                <text:p>44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MetaSrcGen async</text:p>
              </table:table-cell>
              <table:table-cell office:value-type="float" office:value="701.2">
                <text:p>701.2</text:p>
              </table:table-cell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NativeAOT async</text:p>
              </table:table-cell>
              <table:table-cell office:value-type="float" office:value="319.9">
                <text:p>319.9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roject comparison'.C35:'Project comparison'.C40" chart:error-lower-range="'Project comparison'.C35:'Project comparison'.C4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'Project comparison'.C35:'Project comparison'.C40" chart:error-lower-range="'Project comparison'.C35:'Project comparison'.C4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Project comparison'.C35:'Project comparison'.C40" chart:error-lower-range="'Project comparison'.C35:'Project comparison'.C4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7.051cm" svg:y="0.316cm" chart:style-name="ch2">
          <text:p>100 runs</text:p>
        </chart:title>
        <chart:legend chart:legend-position="end" svg:x="14.466cm" svg:y="4.203cm" style:legend-expansion="high" chart:style-name="ch3"/>
        <chart:plot-area chart:style-name="ch4" table:cell-range-address="'Project comparison'.A34:'Project comparison'.B40" chart:data-source-has-labels="both" svg:x="0.319cm" svg:y="1.275cm" svg:width="13.828cm" svg:height="7.55cm">
          <chart:coordinate-region svg:x="1.311cm" svg:y="1.474cm" svg:width="12.836cm" svg:height="4.725cm"/>
          <chart:axis chart:dimension="x" chart:name="primary-x" chart:style-name="ch5" chartooo:axis-type="auto">
            <chartooo:date-scale/>
            <chart:categories table:cell-range-address="'Project comparison'.A35:'Project comparison'.A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ject comparison'.B35:'Project comparison'.B40" chart:label-cell-address="'Project comparison'.B34:'Project comparison'.B34" chart:class="chart:bar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Project comparison'.B34:'Project comparison'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andard sync</text:p>
                <draw:g>
                  <svg:desc>'Project comparison'.A35:'Project comparison'.A40</svg:desc>
                </draw:g>
              </table:table-cell>
              <table:table-cell office:value-type="float" office:value="683.5">
                <text:p>683.5</text:p>
                <draw:g>
                  <svg:desc>'Project comparison'.B35:'Project comparison'.B40</svg:desc>
                </draw:g>
              </table:table-cell>
              <table:table-cell office:value-type="float" office:value="91.2">
                <text:p>91.2</text:p>
                <draw:g>
                  <svg:desc>'Project comparison'.C35:'Project comparison'.C40</svg:desc>
                </draw:g>
              </table:table-cell>
              <table:table-cell office:value-type="float" office:value="91.2">
                <text:p>91.2</text:p>
                <draw:g>
                  <svg:desc>'Project comparison'.C35:'Project comparison'.C40</svg:desc>
                </draw:g>
              </table:table-cell>
            </table:table-row>
            <table:table-row>
              <table:table-cell office:value-type="string">
                <text:p>MetaSrcGen sync</text:p>
              </table:table-cell>
              <table:table-cell office:value-type="float" office:value="647.9">
                <text:p>647.9</text:p>
              </table:table-cell>
              <table:table-cell office:value-type="float" office:value="58.3">
                <text:p>58.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NativeAOT sync</text:p>
              </table:table-cell>
              <table:table-cell office:value-type="float" office:value="420.7">
                <text:p>420.7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Standard async</text:p>
              </table:table-cell>
              <table:table-cell office:value-type="float" office:value="1034">
                <text:p>103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etaSrcGen async</text:p>
              </table:table-cell>
              <table:table-cell office:value-type="float" office:value="953.6">
                <text:p>953.6</text:p>
              </table:table-cell>
              <table:table-cell office:value-type="float" office:value="40.1">
                <text:p>40.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NativeAOT async</text:p>
              </table:table-cell>
              <table:table-cell office:value-type="float" office:value="654">
                <text:p>654</text:p>
              </table:table-cell>
              <table:table-cell office:value-type="float" office:value="43.4">
                <text:p>43.4</text:p>
              </table:table-cell>
              <table:table-cell office:value-type="float" office:value="43.4">
                <text:p>4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number number:decimal-places="2" number:min-decimal-places="2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 style:rotation-angle="4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NativeAOT advantage over Standard</text:p>
        </chart:title>
        <chart:plot-area chart:style-name="ch3" table:cell-range-address="'NativeAOT advantage'.A1:'NativeAOT advantage'.A5 'NativeAOT advantage'.D1:'NativeAOT advantage'.D5" chart:data-source-has-labels="row" svg:x="1.331cm" svg:y="1.275cm" svg:width="14.349cm" svg:height="6.564cm">
          <chart:coordinate-region svg:x="1.952cm" svg:y="1.474cm" svg:width="13.448cm" svg:height="5.718cm"/>
          <chart:axis chart:dimension="x" chart:name="primary-x" chart:style-name="ch4">
            <chart:title svg:x="7.006cm" svg:y="8.019cm" chart:style-name="ch5">
              <text:p>Runs per incovation</text:p>
            </chart:title>
          </chart:axis>
          <chart:axis chart:dimension="y" chart:name="primary-y" chart:style-name="ch6">
            <chart:title svg:x="0.451cm" svg:y="5.395cm" chart:style-name="ch7">
              <text:p>Advantage</text:p>
            </chart:title>
            <chart:grid chart:style-name="ch8" chart:class="major"/>
          </chart:axis>
          <chart:series chart:style-name="ch9" chart:values-cell-range-address="'NativeAOT advantage'.D2:'NativeAOT advantage'.D5" chart:label-cell-address="'NativeAOT advantage'.D1:'NativeAOT advantage'.D1" chart:class="chart:scatter">
            <chart:domain table:cell-range-address="'NativeAOT advantage'.A2:'NativeAOT advantage'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vantage</text:p>
                <draw:g>
                  <svg:desc>'NativeAOT advantage'.D1:'NativeAOT advantag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ativeAOT advantage'.A2:'NativeAOT advantage'.A5</svg:desc>
                </draw:g>
              </table:table-cell>
              <table:table-cell office:value-type="float" office:value="15.2936507936508">
                <text:p>15.2936507936508</text:p>
                <draw:g>
                  <svg:desc>'NativeAOT advantage'.D2:'NativeAOT advantage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59962756052142">
                <text:p>4.59962756052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18433179723502">
                <text:p>2.1843317972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62467316377466">
                <text:p>1.624673163774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'Overhead &amp; Warmup'.E2:'Overhead &amp; Warmup'.E5" chart:error-lower-range="'Overhead &amp; Warmup'.E2:'Overhead &amp; Warmup'.E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'Overhead &amp; Warmup'.E2:'Overhead &amp; Warmup'.E5" chart:error-lower-range="'Overhead &amp; Warmup'.E2:'Overhead &amp; Warmup'.E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Overhead &amp; Warmup'.E2:'Overhead &amp; Warmup'.E5" chart:error-lower-range="'Overhead &amp; Warmup'.E2:'Overhead &amp; Warmup'.E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Overhead &amp; Warmup: Standard</text:p>
        </chart:title>
        <chart:plot-area chart:style-name="ch3" table:cell-range-address="'Overhead &amp; Warmup'.B1:'Overhead &amp; Warmup'.B5 'Overhead &amp; Warmup'.D1:'Overhead &amp; Warmup'.D5" chart:data-source-has-labels="row" svg:x="1.331cm" svg:y="1.275cm" svg:width="14.349cm" svg:height="6.564cm">
          <chart:coordinate-region svg:x="2.138cm" svg:y="1.474cm" svg:width="13.262cm" svg:height="5.718cm"/>
          <chart:axis chart:dimension="x" chart:name="primary-x" chart:style-name="ch4">
            <chart:title svg:x="8.064cm" svg:y="8.019cm" chart:style-name="ch5">
              <text:p>Runs</text:p>
            </chart:title>
          </chart:axis>
          <chart:axis chart:dimension="y" chart:name="primary-y" chart:style-name="ch6">
            <chart:title svg:x="0.451cm" svg:y="5.527cm" chart:style-name="ch7">
              <text:p>Time per run</text:p>
            </chart:title>
            <chart:grid chart:style-name="ch8" chart:class="major"/>
          </chart:axis>
          <chart:series chart:style-name="ch9" chart:values-cell-range-address="'Overhead &amp; Warmup'.D2:'Overhead &amp; Warmup'.D5" chart:label-cell-address="'Overhead &amp; Warmup'.D1:'Overhead &amp; Warmup'.D1" chart:class="chart:scatter">
            <chart:domain table:cell-range-address="'Overhead &amp; Warmup'.B2:'Overhead &amp; Warmup'.B5"/>
            <chart:error-indicator chart:style-name="ch10" chart:dimension="y"/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per run</text:p>
                <draw:g>
                  <svg:desc>'Overhead &amp; Warmup'.D1:'Overhead &amp; Warmup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verhead &amp; Warmup'.B2:'Overhead &amp; Warmup'.B5</svg:desc>
                </draw:g>
              </table:table-cell>
              <table:table-cell office:value-type="float" office:value="192.7">
                <text:p>192.7</text:p>
                <draw:g>
                  <svg:desc>'Overhead &amp; Warmup'.D2:'Overhead &amp; Warmup'.D5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.835">
                <text:p>6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'Overhead &amp; Warmup'.E2:'Overhead &amp; Warmup'.E5" chart:error-lower-range="'Overhead &amp; Warmup'.E2:'Overhead &amp; Warmup'.E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'Overhead &amp; Warmup'.E2:'Overhead &amp; Warmup'.E5" chart:error-lower-range="'Overhead &amp; Warmup'.E2:'Overhead &amp; Warmup'.E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Overhead &amp; Warmup'.E2:'Overhead &amp; Warmup'.E5" chart:error-lower-range="'Overhead &amp; Warmup'.E2:'Overhead &amp; Warmup'.E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64cm" svg:y="0.316cm" chart:style-name="ch2">
          <text:p>Overhead &amp; Warmup: MetaSrcGen</text:p>
        </chart:title>
        <chart:plot-area chart:style-name="ch3" table:cell-range-address="'Overhead &amp; Warmup'.B10:'Overhead &amp; Warmup'.B13 'Overhead &amp; Warmup'.D1:'Overhead &amp; Warmup'.D1 'Overhead &amp; Warmup'.D10:'Overhead &amp; Warmup'.D13" chart:data-source-has-labels="row" svg:x="1.331cm" svg:y="1.275cm" svg:width="14.349cm" svg:height="6.564cm">
          <chart:coordinate-region svg:x="2.138cm" svg:y="1.474cm" svg:width="13.263cm" svg:height="5.718cm"/>
          <chart:axis chart:dimension="x" chart:name="primary-x" chart:style-name="ch4">
            <chart:title svg:x="8.064cm" svg:y="8.019cm" chart:style-name="ch5">
              <text:p>Runs</text:p>
            </chart:title>
          </chart:axis>
          <chart:axis chart:dimension="y" chart:name="primary-y" chart:style-name="ch6">
            <chart:title svg:x="0.451cm" svg:y="5.527cm" chart:style-name="ch7">
              <text:p>Time per run</text:p>
            </chart:title>
            <chart:grid chart:style-name="ch8" chart:class="major"/>
          </chart:axis>
          <chart:series chart:style-name="ch9" chart:values-cell-range-address="'Overhead &amp; Warmup'.D10:'Overhead &amp; Warmup'.D13" chart:label-cell-address="'Overhead &amp; Warmup'.D1:'Overhead &amp; Warmup'.D1" chart:class="chart:scatter">
            <chart:domain table:cell-range-address="'Overhead &amp; Warmup'.B10:'Overhead &amp; Warmup'.B13"/>
            <chart:error-indicator chart:style-name="ch10" chart:dimension="y"/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per run</text:p>
                <draw:g>
                  <svg:desc>'Overhead &amp; Warmup'.D1:'Overhead &amp; Warmup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verhead &amp; Warmup'.B10:'Overhead &amp; Warmup'.B13</svg:desc>
                </draw:g>
              </table:table-cell>
              <table:table-cell office:value-type="float" office:value="160.7">
                <text:p>160.7</text:p>
                <draw:g>
                  <svg:desc>'Overhead &amp; Warmup'.D10:'Overhead &amp; Warmup'.D13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3.73">
                <text:p>2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.498">
                <text:p>8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.479">
                <text:p>6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'Overhead &amp; Warmup'.E2:'Overhead &amp; Warmup'.E5" chart:error-lower-range="'Overhead &amp; Warmup'.E2:'Overhead &amp; Warmup'.E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'Overhead &amp; Warmup'.E2:'Overhead &amp; Warmup'.E5" chart:error-lower-range="'Overhead &amp; Warmup'.E2:'Overhead &amp; Warmup'.E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Overhead &amp; Warmup'.E2:'Overhead &amp; Warmup'.E5" chart:error-lower-range="'Overhead &amp; Warmup'.E2:'Overhead &amp; Warmup'.E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6cm" chart:style-name="ch2">
          <text:p>Overhead &amp; Warmup: NativeAOT</text:p>
        </chart:title>
        <chart:plot-area chart:style-name="ch3" table:cell-range-address="'Overhead &amp; Warmup'.B18:'Overhead &amp; Warmup'.B21 'Overhead &amp; Warmup'.D1:'Overhead &amp; Warmup'.D1 'Overhead &amp; Warmup'.D18:'Overhead &amp; Warmup'.D21" chart:data-source-has-labels="row" svg:x="1.331cm" svg:y="1.275cm" svg:width="14.349cm" svg:height="6.564cm">
          <chart:coordinate-region svg:x="1.952cm" svg:y="1.474cm" svg:width="13.448cm" svg:height="5.718cm"/>
          <chart:axis chart:dimension="x" chart:name="primary-x" chart:style-name="ch4">
            <chart:title svg:x="8.064cm" svg:y="8.019cm" chart:style-name="ch5">
              <text:p>Runs</text:p>
            </chart:title>
          </chart:axis>
          <chart:axis chart:dimension="y" chart:name="primary-y" chart:style-name="ch6">
            <chart:title svg:x="0.451cm" svg:y="5.527cm" chart:style-name="ch7">
              <text:p>Time per run</text:p>
            </chart:title>
            <chart:grid chart:style-name="ch8" chart:class="major"/>
          </chart:axis>
          <chart:series chart:style-name="ch9" chart:values-cell-range-address="'Overhead &amp; Warmup'.D18:'Overhead &amp; Warmup'.D21" chart:label-cell-address="'Overhead &amp; Warmup'.D1:'Overhead &amp; Warmup'.D1" chart:class="chart:scatter">
            <chart:domain table:cell-range-address="'Overhead &amp; Warmup'.B18:'Overhead &amp; Warmup'.B21"/>
            <chart:error-indicator chart:style-name="ch10" chart:dimension="y"/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per run</text:p>
                <draw:g>
                  <svg:desc>'Overhead &amp; Warmup'.D1:'Overhead &amp; Warmup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verhead &amp; Warmup'.B18:'Overhead &amp; Warmup'.B21</svg:desc>
                </draw:g>
              </table:table-cell>
              <table:table-cell office:value-type="float" office:value="12.6">
                <text:p>12.6</text:p>
                <draw:g>
                  <svg:desc>'Overhead &amp; Warmup'.D18:'Overhead &amp; Warmup'.D21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  <table:table-cell office:value-type="float" office:value="NaN">
                <text:p>NaN</text:p>
                <draw:g>
                  <svg:desc>'Overhead &amp; Warmup'.E2:'Overhead &amp; Warmup'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37">
                <text:p>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.34">
                <text:p>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.207">
                <text:p>4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